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3709100374702</text:p>
          </table:table-cell>
          <table:table-cell office:value-type="string" calcext:value-type="string">
            <text:p>2024-12-31 14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68384" calcext:value-type="float">
            <text:p>85.36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9100374702</text:p>
          </table:table-cell>
          <table:table-cell office:value-type="string" calcext:value-type="string">
            <text:p>2024-01-03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058" calcext:value-type="float">
            <text:p>84.50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9100374702</text:p>
          </table:table-cell>
          <table:table-cell office:value-type="string" calcext:value-type="string">
            <text:p>2023-01-04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96072" calcext:value-type="float">
            <text:p>84.39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9100374702</text:p>
          </table:table-cell>
          <table:table-cell office:value-type="string" calcext:value-type="string">
            <text:p>2022-01-04 19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53656" calcext:value-type="float">
            <text:p>83.35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9100374702</text:p>
          </table:table-cell>
          <table:table-cell office:value-type="string" calcext:value-type="string">
            <text:p>2021-02-03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39968" calcext:value-type="float">
            <text:p>82.03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9100374702</text:p>
          </table:table-cell>
          <table:table-cell office:value-type="string" calcext:value-type="string">
            <text:p>2021-01-04 21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78296" calcext:value-type="float">
            <text:p>82.37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9100374702</text:p>
          </table:table-cell>
          <table:table-cell office:value-type="string" calcext:value-type="string">
            <text:p>2020-02-12 20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164" calcext:value-type="float">
            <text:p>81.70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9100374702</text:p>
          </table:table-cell>
          <table:table-cell office:value-type="string" calcext:value-type="string">
            <text:p>2020-01-02 23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9016" calcext:value-type="float">
            <text:p>81.2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9100374702</text:p>
          </table:table-cell>
          <table:table-cell office:value-type="string" calcext:value-type="string">
            <text:p>2019-01-02 20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34" calcext:value-type="float">
            <text:p>81.5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9100374702</text:p>
          </table:table-cell>
          <table:table-cell office:value-type="string" calcext:value-type="string">
            <text:p>2018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14088" calcext:value-type="float">
            <text:p>80.7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9100374702</text:p>
          </table:table-cell>
          <table:table-cell office:value-type="string" calcext:value-type="string">
            <text:p>2018-01-04 20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30496" calcext:value-type="float">
            <text:p>80.93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9100374702</text:p>
          </table:table-cell>
          <table:table-cell office:value-type="string" calcext:value-type="string">
            <text:p>2017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9288" calcext:value-type="float">
            <text:p>80.1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9100374702</text:p>
          </table:table-cell>
          <table:table-cell office:value-type="string" calcext:value-type="string">
            <text:p>2017-01-11 20:10:4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86656" calcext:value-type="float">
            <text:p>80.68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9100374702</text:p>
          </table:table-cell>
          <table:table-cell office:value-type="string" calcext:value-type="string">
            <text:p>2016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8752" calcext:value-type="float">
            <text:p>79.1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9100374702</text:p>
          </table:table-cell>
          <table:table-cell office:value-type="string" calcext:value-type="string">
            <text:p>2016-01-06 16:41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64536" calcext:value-type="float">
            <text:p>78.9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9100374702</text:p>
          </table:table-cell>
          <table:table-cell office:value-type="string" calcext:value-type="string">
            <text:p>2015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98776" calcext:value-type="float">
            <text:p>78.5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9100374702</text:p>
          </table:table-cell>
          <table:table-cell office:value-type="string" calcext:value-type="string">
            <text:p>2015-01-06 18:45:0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18816" calcext:value-type="float">
            <text:p>78.9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9100374702</text:p>
          </table:table-cell>
          <table:table-cell office:value-type="string" calcext:value-type="string">
            <text:p>2014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9100374702</text:p>
          </table:table-cell>
          <table:table-cell office:value-type="string" calcext:value-type="string">
            <text:p>2014-01-06 22:01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58824" calcext:value-type="float">
            <text:p>77.4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9100374702</text:p>
          </table:table-cell>
          <table:table-cell office:value-type="string" calcext:value-type="string">
            <text:p>2013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9856" calcext:value-type="float">
            <text:p>75.80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9100374702</text:p>
          </table:table-cell>
          <table:table-cell office:value-type="string" calcext:value-type="string">
            <text:p>2013-01-07 20:40:5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91112" calcext:value-type="float">
            <text:p>75.19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9100374702</text:p>
          </table:table-cell>
          <table:table-cell office:value-type="string" calcext:value-type="string">
            <text:p>2012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55376" calcext:value-type="float">
            <text:p>74.25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9100374702</text:p>
          </table:table-cell>
          <table:table-cell office:value-type="string" calcext:value-type="string">
            <text:p>2012-01-03 21:48:4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23016" calcext:value-type="float">
            <text:p>74.42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51" meta:object-count="0"/>
    <meta:user-defined meta:name="AppVersion">3.0</meta:user-defined>
  </office:meta>
</office:document-meta>
</file>